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d694" officeooo:paragraph-rsid="0000d694"/>
    </style:style>
    <style:style style:name="P2" style:family="paragraph" style:parent-style-name="Standard">
      <style:paragraph-properties fo:text-align="center" style:justify-single-word="false"/>
      <style:text-properties officeooo:rsid="0000d694" officeooo:paragraph-rsid="0000d694"/>
    </style:style>
    <style:style style:name="P3" style:family="paragraph" style:parent-style-name="Standard">
      <style:text-properties officeooo:rsid="0000d694" officeooo:paragraph-rsid="0000f1c4"/>
    </style:style>
    <style:style style:name="P4" style:family="paragraph" style:parent-style-name="Standard">
      <style:text-properties fo:font-style="italic" officeooo:rsid="0000d694" officeooo:paragraph-rsid="0000d694" style:font-style-asian="italic" style:font-style-complex="italic"/>
    </style:style>
    <style:style style:name="P5" style:family="paragraph" style:parent-style-name="Standard">
      <style:text-properties officeooo:rsid="0000f1c4" officeooo:paragraph-rsid="0000f1c4"/>
    </style:style>
    <style:style style:name="P6" style:family="paragraph" style:parent-style-name="Standard">
      <style:text-properties officeooo:rsid="00022069" officeooo:paragraph-rsid="00022069"/>
    </style:style>
    <style:style style:name="T1" style:family="text">
      <style:text-properties officeooo:rsid="0000d69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0f1c4"/>
    </style:style>
    <style:style style:name="T4" style:family="text">
      <style:text-properties style:text-position="sub 58%" officeooo:rsid="0000d694"/>
    </style:style>
    <style:style style:name="T5" style:family="text">
      <style:text-properties style:text-position="sub 58%" officeooo:rsid="00022069"/>
    </style:style>
    <style:style style:name="T6" style:family="text">
      <style:text-properties officeooo:rsid="0000f1c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22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on-Constructibility</text:span> of<text:line-break/>Quantum Non-Determinis<text:span text:style-name="T1">m</text:span></text:p>
      <text:p text:style-name="P2">by Sven Nilsen, 2020</text:p>
      <text:p text:style-name="P1"/>
      <text:p text:style-name="P4">In this paper I show that quantum non-deterministic functions are not constructible <text:span text:style-name="T8">in general</text:span>.</text:p>
      <text:p text:style-name="P1"/>
      <text:p text:style-name="P1">For every constructible function `f`, the output has some probability distribution `∃<text:span text:style-name="T2">p</text:span>f`.</text:p>
      <text:p text:style-name="P1">Knowing the probability distribution is not the same as knowing how to construct the function.</text:p>
      <text:p text:style-name="P1"/>
      <text:p text:style-name="P1">For example, by permuting the order of the outputs one gets another function `f’` such that:</text:p>
      <text:p text:style-name="P1"/>
      <text:p text:style-name="P1"><text:tab/>∃<text:span text:style-name="T2">p</text:span>f &lt;=&gt; ∃<text:span text:style-name="T2">p</text:span>f’</text:p>
      <text:p text:style-name="P1"/>
      <text:p text:style-name="P1">This means that for functions with more than one output, the probability distribution does not give a unique description of the function. Therefore, one can not <text:span text:style-name="T6">determine</text:span> `f` from `∃<text:span text:style-name="T2">p</text:span>f`. <text:span text:style-name="T6">However, one can construct `f` by enumerating every possible function having the same probability distribution.</text:span></text:p>
      <text:p text:style-name="P1"/>
      <text:p text:style-name="P1">For pure functions plus extensions of non-deterministic using random sources:</text:p>
      <text:p text:style-name="P1"/>
      <text:p text:style-name="P3"><text:tab/>∃<text:span text:style-name="T2">p</text:span>f : <text:span text:style-name="T6">T → ℝ</text:span></text:p>
      <text:p text:style-name="P1"/>
      <text:p text:style-name="P5">It takes some type `T` and returns a real number.</text:p>
      <text:p text:style-name="P5"/>
      <text:p text:style-name="P1">In a quantum non-deterministic function, the pro<text:span text:style-name="T6">bability distribution has the type:</text:span></text:p>
      <text:p text:style-name="P1"/>
      <text:p text:style-name="P3"><text:tab/>∃<text:span text:style-name="T2">p</text:span><text:span text:style-name="T3">c</text:span>f : <text:span text:style-name="T6">T → ℂ</text:span></text:p>
      <text:p text:style-name="P3"/>
      <text:p text:style-name="P5">Complex numbers `ℂ` is a generalization of real numbers `ℝ`.</text:p>
      <text:p text:style-name="P5">Therefore, quantum non-deterministic functions are generalizations of pure functions.</text:p>
      <text:p text:style-name="P5"/>
      <text:p text:style-name="P5">The problem is that one can not enumerate every possible function having the same `<text:span text:style-name="T1">∃</text:span><text:span text:style-name="T4">p</text:span><text:span text:style-name="T2">c</text:span><text:span text:style-name="T1">f</text:span>`.</text:p>
      <text:p text:style-name="P5">Why? Because we do not know how to construct a <text:span text:style-name="T7">single</text:span> quantum non-deterministic function which the normal path `f[id → re]` does not have a probability distribution <text:span text:style-name="T8">with zero imaginary components</text:span>:</text:p>
      <text:p text:style-name="P5"/>
      <text:p text:style-name="P5"><text:tab/><text:span text:style-name="T1">∃</text:span><text:span text:style-name="T4">p</text:span><text:span text:style-name="T2">c</text:span>f[id → re] &lt;=&gt; <text:span text:style-name="T1">∃</text:span><text:span text:style-name="T4">p</text:span><text:span text:style-name="T5">c</text:span><text:span text:style-name="T1">f<text:tab/><text:tab/>The quantum non-deterministic functions that are constructible</text:span></text:p>
      <text:p text:style-name="P5"/>
      <text:p text:style-name="P5">Where `re` is a <text:span text:style-name="T8">function returning the real component of a complex number.</text:span></text:p>
      <text:p text:style-name="P5"/>
      <text:p text:style-name="P6">There are quantum non-deterministic functions that are not constructible, the constructibility of quantum non-deterministic does not hold in general, but only for a subset. Although, one can model the probability distributions of quantum non-deterministic functions, the functions themselves are not acce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52:15.772484000</meta:creation-date>
    <dc:date>2020-04-07T13:22:38.627431000</dc:date>
    <meta:editing-duration>PT8M20S</meta:editing-duration>
    <meta:editing-cycles>1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285" meta:character-count="1884" meta:non-whitespace-character-count="1614"/>
  </office:meta>
</office:document-meta>
</file>